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Proxima Nova" svg:font-family="'Proxima Nova', apple-system, system-ui, system-ui, 'Helvetica Neue', Helvetica, 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cfc" officeooo:paragraph-rsid="000d6cfc"/>
    </style:style>
    <style:style style:name="P2" style:family="paragraph" style:parent-style-name="Standard">
      <style:text-properties officeooo:rsid="0018e5c7" officeooo:paragraph-rsid="0018e5c7"/>
    </style:style>
    <style:style style:name="P3" style:family="paragraph" style:parent-style-name="Standard">
      <style:text-properties officeooo:rsid="00195673" officeooo:paragraph-rsid="00195673"/>
    </style:style>
    <style:style style:name="P4" style:family="paragraph" style:parent-style-name="Standard">
      <style:text-properties officeooo:rsid="00274775" officeooo:paragraph-rsid="00274775"/>
    </style:style>
    <style:style style:name="P5" style:family="paragraph" style:parent-style-name="Standard">
      <style:text-properties officeooo:rsid="00179345" officeooo:paragraph-rsid="00179345"/>
    </style:style>
    <style:style style:name="P6" style:family="paragraph" style:parent-style-name="Standard">
      <style:text-properties officeooo:rsid="00179345" officeooo:paragraph-rsid="00274775"/>
    </style:style>
    <style:style style:name="P7" style:family="paragraph" style:parent-style-name="Standard">
      <style:text-properties fo:font-weight="normal" officeooo:rsid="002d5e1f" officeooo:paragraph-rsid="002e169c" style:font-weight-asian="normal" style:font-weight-complex="normal"/>
    </style:style>
    <style:style style:name="P8" style:family="paragraph" style:parent-style-name="Standard">
      <style:text-properties fo:font-weight="normal" officeooo:rsid="004cd756" officeooo:paragraph-rsid="004cd756" style:font-weight-asian="normal" style:font-weight-complex="normal"/>
    </style:style>
    <style:style style:name="P9" style:family="paragraph" style:parent-style-name="Standard">
      <style:text-properties fo:font-weight="normal" officeooo:rsid="004cd756" officeooo:paragraph-rsid="003f759d" style:font-weight-asian="normal" style:font-weight-complex="normal"/>
    </style:style>
    <style:style style:name="P10" style:family="paragraph" style:parent-style-name="Standard">
      <style:text-properties fo:font-weight="normal" officeooo:rsid="004d5426" officeooo:paragraph-rsid="004d5426" style:font-weight-asian="normal" style:font-weight-complex="normal"/>
    </style:style>
    <style:style style:name="P11" style:family="paragraph" style:parent-style-name="Standard">
      <style:text-properties fo:font-weight="normal" officeooo:rsid="00613587" officeooo:paragraph-rsid="00613587" style:font-weight-asian="normal" style:font-weight-complex="normal"/>
    </style:style>
    <style:style style:name="P12" style:family="paragraph" style:parent-style-name="Standard">
      <style:text-properties officeooo:rsid="00315d78" officeooo:paragraph-rsid="00315d78"/>
    </style:style>
    <style:style style:name="P13" style:family="paragraph" style:parent-style-name="Standard">
      <style:text-properties officeooo:rsid="00334779" officeooo:paragraph-rsid="00334779"/>
    </style:style>
    <style:style style:name="P14" style:family="paragraph" style:parent-style-name="Standard">
      <style:text-properties officeooo:rsid="0033f5a6" officeooo:paragraph-rsid="0033f5a6"/>
    </style:style>
    <style:style style:name="P15" style:family="paragraph" style:parent-style-name="Standard">
      <style:text-properties officeooo:rsid="0033f5a6" officeooo:paragraph-rsid="0035c0d8"/>
    </style:style>
    <style:style style:name="P16" style:family="paragraph" style:parent-style-name="Standard">
      <style:text-properties officeooo:rsid="003c6fb9" officeooo:paragraph-rsid="003c6fb9"/>
    </style:style>
    <style:style style:name="P17" style:family="paragraph" style:parent-style-name="Standard">
      <style:text-properties officeooo:rsid="003f759d" officeooo:paragraph-rsid="003f759d"/>
    </style:style>
    <style:style style:name="P18" style:family="paragraph" style:parent-style-name="Standard">
      <style:text-properties officeooo:rsid="003f759d" officeooo:paragraph-rsid="00466304"/>
    </style:style>
    <style:style style:name="P19" style:family="paragraph" style:parent-style-name="Standard">
      <style:text-properties fo:font-style="normal" fo:font-weight="normal" officeooo:rsid="0030e70e" officeooo:paragraph-rsid="003f759d" style:font-style-asian="normal" style:font-weight-asian="normal" style:font-style-complex="normal" style:font-weight-complex="normal"/>
    </style:style>
    <style:style style:name="P20" style:family="paragraph" style:parent-style-name="Standard">
      <style:text-properties fo:font-style="normal" fo:font-weight="normal" officeooo:rsid="0030e70e" officeooo:paragraph-rsid="004d5426" style:font-style-asian="normal" style:font-weight-asian="normal" style:font-style-complex="normal" style:font-weight-complex="normal"/>
    </style:style>
    <style:style style:name="P21" style:family="paragraph" style:parent-style-name="Standard">
      <style:text-properties fo:font-style="normal" fo:font-weight="normal" officeooo:rsid="0030e70e" officeooo:paragraph-rsid="002e169c" style:font-style-asian="normal" style:font-weight-asian="normal" style:font-style-complex="normal" style:font-weight-complex="normal"/>
    </style:style>
    <style:style style:name="P22" style:family="paragraph" style:parent-style-name="Standard">
      <style:text-properties fo:font-style="normal" fo:font-weight="normal" officeooo:rsid="004d5426" officeooo:paragraph-rsid="004d5426" style:font-style-asian="normal" style:font-weight-asian="normal" style:font-style-complex="normal" style:font-weight-complex="normal"/>
    </style:style>
    <style:style style:name="P23" style:family="paragraph" style:parent-style-name="Standard">
      <style:text-properties fo:font-style="normal" fo:font-weight="normal" officeooo:rsid="006b2cfb" officeooo:paragraph-rsid="006b2cfb" style:font-style-asian="normal" style:font-weight-asian="normal" style:font-style-complex="normal" style:font-weight-complex="normal"/>
    </style:style>
    <style:style style:name="P24" style:family="paragraph" style:parent-style-name="Standard">
      <style:text-properties fo:font-style="normal" fo:font-weight="normal" officeooo:rsid="006c62ba" officeooo:paragraph-rsid="006c62ba" style:font-style-asian="normal" style:font-weight-asian="normal" style:font-style-complex="normal" style:font-weight-complex="normal"/>
    </style:style>
    <style:style style:name="P25" style:family="paragraph" style:parent-style-name="Heading_20_2">
      <style:text-properties fo:font-style="normal" fo:font-weight="normal" officeooo:rsid="006b2cfb" officeooo:paragraph-rsid="006b2cfb" style:font-style-asian="normal" style:font-weight-asian="normal" style:font-style-complex="normal" style:font-weight-complex="normal"/>
    </style:style>
    <style:style style:name="P26" style:family="paragraph" style:parent-style-name="Heading_20_3">
      <style:text-properties fo:font-variant="normal" fo:text-transform="none" fo:color="#54585a" style:font-name="Helvetica" fo:font-size="15.75pt" fo:letter-spacing="normal" fo:font-style="normal" fo:font-weight="normal" officeooo:rsid="006b2cfb" officeooo:paragraph-rsid="006b2cfb" style:font-style-asian="normal" style:font-weight-asian="normal" style:font-style-complex="normal" style:font-weight-complex="normal"/>
    </style:style>
    <style:style style:name="P27" style:family="paragraph" style:parent-style-name="Heading_20_3">
      <style:text-properties fo:font-variant="normal" fo:text-transform="none" fo:color="#54585a" style:font-name="Helvetica" fo:font-size="15.75pt" fo:letter-spacing="normal" fo:font-style="normal" fo:font-weight="normal" officeooo:rsid="00784e67" officeooo:paragraph-rsid="00784e67" style:font-style-asian="normal" style:font-weight-asian="normal" style:font-style-complex="normal" style:font-weight-complex="normal"/>
    </style:style>
    <style:style style:name="P28" style:family="paragraph" style:parent-style-name="Heading_20_3">
      <style:paragraph-properties fo:margin-left="0in" fo:margin-right="0in" fo:margin-top="0in" fo:margin-bottom="0.1252in" loext:contextual-spacing="false" style:line-height-at-least="0.2602in" fo:orphans="2" fo:widows="2" fo:text-indent="0in" style:auto-text-indent="false" fo:padding="0in" fo:border="none"/>
      <style:text-properties fo:font-variant="normal" fo:text-transform="none" fo:color="#54585a" style:font-name="Helvetica" fo:font-size="15.75pt" fo:letter-spacing="normal" fo:font-style="normal"/>
    </style:style>
    <style:style style:name="P29" style:family="paragraph" style:parent-style-name="Heading_20_4">
      <style:paragraph-properties fo:margin-left="0in" fo:margin-right="0in" fo:margin-top="0in" fo:margin-bottom="0.1043in" loext:contextual-spacing="false" style:line-height-at-least="0.2291in" fo:orphans="2" fo:widows="2" fo:text-indent="0in" style:auto-text-indent="false" fo:padding="0in" fo:border="none"/>
      <style:text-properties fo:font-variant="normal" fo:text-transform="none" fo:color="#111111" style:font-name="Helvetica" fo:font-size="12pt" fo:letter-spacing="normal" fo:font-style="normal"/>
    </style:style>
    <style:style style:name="P30" style:family="paragraph" style:parent-style-name="Standard">
      <style:text-properties fo:font-style="normal" fo:font-weight="normal" officeooo:rsid="006b2cfb" officeooo:paragraph-rsid="006b2cfb" style:font-style-asian="normal" style:font-weight-asian="normal" style:font-style-complex="normal" style:font-weight-complex="normal"/>
    </style:style>
    <style:style style:name="P31" style:family="paragraph" style:parent-style-name="Standard">
      <style:text-properties fo:font-style="normal" fo:font-weight="normal" officeooo:rsid="0077ae61" officeooo:paragraph-rsid="0077ae61" style:font-style-asian="normal" style:font-weight-asian="normal" style:font-style-complex="normal" style:font-weight-complex="normal"/>
    </style:style>
    <style:style style:name="P32" style:family="paragraph" style:parent-style-name="Standard">
      <style:text-properties fo:font-variant="normal" fo:text-transform="none" fo:color="#231f20" style:font-name="Proxima Nova" fo:font-size="13.5pt" fo:letter-spacing="normal" fo:font-style="normal" fo:font-weight="normal" officeooo:rsid="006b2cfb" officeooo:paragraph-rsid="006b2cfb" style:font-style-asian="normal" style:font-weight-asian="normal" style:font-style-complex="normal" style:font-weight-complex="normal"/>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text-properties fo:font-style="normal" fo:font-weight="normal" officeooo:rsid="006b2cfb" officeooo:paragraph-rsid="006b2cfb" style:font-style-asian="normal" style:font-weight-asian="normal" style:font-style-complex="normal" style:font-weight-complex="normal"/>
    </style:style>
    <style:style style:name="P36" style:family="paragraph" style:parent-style-name="Text_20_body" style:list-style-name="L3"/>
    <style:style style:name="P37" style:family="paragraph" style:parent-style-name="Text_20_body" style:list-style-name="L1">
      <style:paragraph-properties fo:margin-top="0in" fo:margin-bottom="0in" loext:contextual-spacing="false"/>
    </style:style>
    <style:style style:name="P38" style:family="paragraph" style:parent-style-name="Text_20_body" style:list-style-name="L2">
      <style:paragraph-properties fo:margin-top="0in" fo:margin-bottom="0in" loext:contextual-spacing="false"/>
    </style:style>
    <style:style style:name="P39" style:family="paragraph" style:parent-style-name="Text_20_body" style:list-style-name="L3">
      <style:paragraph-properties fo:margin-top="0in" fo:margin-bottom="0in" loext:contextual-spacing="false"/>
    </style:style>
    <style:style style:name="P40" style:family="paragraph" style:parent-style-name="Text_20_body" style:list-style-name="L4">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41" style:family="paragraph" style:parent-style-name="Text_20_body" style:list-style-name="L5">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42" style:family="paragraph" style:parent-style-name="Text_20_body" style:list-style-name="L6">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43" style:family="paragraph" style:parent-style-name="Text_20_body" style:list-style-name="L7">
      <style:paragraph-properties fo:margin-top="0in" fo:margin-bottom="0in" loext:contextual-spacing="false" fo:orphans="2" fo:widows="2" fo:padding="0in" fo:border="none"/>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margin-top="0in" fo:margin-bottom="0.1252in" loext:contextual-spacing="false" fo:orphans="2" fo:widows="2" fo:text-indent="0in" style:auto-text-indent="false"/>
      <style:text-properties fo:font-variant="normal" fo:text-transform="none" fo:color="#111111" style:font-name="Helvetica" fo:font-size="12pt" fo:letter-spacing="normal" fo:font-style="normal" fo:font-weight="normal"/>
    </style:style>
    <style:style style:name="P4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47"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48"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49"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T1" style:family="text">
      <style:text-properties officeooo:rsid="001b19f7"/>
    </style:style>
    <style:style style:name="T2" style:family="text">
      <style:text-properties officeooo:rsid="0028d2fd"/>
    </style:style>
    <style:style style:name="T3" style:family="text">
      <style:text-properties fo:font-style="normal" style:font-style-asian="normal" style:font-style-complex="normal"/>
    </style:style>
    <style:style style:name="T4" style:family="text">
      <style:text-properties fo:font-style="normal" officeooo:rsid="0030e70e" style:font-style-asian="normal" style:font-style-complex="normal"/>
    </style:style>
    <style:style style:name="T5" style:family="text">
      <style:text-properties fo:font-style="normal" officeooo:rsid="004d5426" style:font-style-asian="normal" style:font-style-complex="normal"/>
    </style:style>
    <style:style style:name="T6" style:family="text">
      <style:text-properties fo:font-style="normal" officeooo:rsid="004f1d59" style:font-style-asian="normal" style:font-style-complex="normal"/>
    </style:style>
    <style:style style:name="T7" style:family="text">
      <style:text-properties fo:font-style="normal" officeooo:rsid="004f96f9" style:font-style-asian="normal" style:font-style-complex="normal"/>
    </style:style>
    <style:style style:name="T8" style:family="text">
      <style:text-properties fo:font-style="normal" officeooo:rsid="004fb34e" style:font-style-asian="normal" style:font-style-complex="normal"/>
    </style:style>
    <style:style style:name="T9" style:family="text">
      <style:text-properties fo:font-style="normal" officeooo:rsid="005121fb" style:font-style-asian="normal" style:font-style-complex="normal"/>
    </style:style>
    <style:style style:name="T10" style:family="text">
      <style:text-properties fo:font-style="normal" officeooo:rsid="005349a6" style:font-style-asian="normal" style:font-style-complex="normal"/>
    </style:style>
    <style:style style:name="T11" style:family="text">
      <style:text-properties fo:font-style="normal" officeooo:rsid="00551f2b" style:font-style-asian="normal" style:font-style-complex="normal"/>
    </style:style>
    <style:style style:name="T12" style:family="text">
      <style:text-properties fo:font-style="normal" officeooo:rsid="00555315" style:font-style-asian="normal" style:font-style-complex="normal"/>
    </style:style>
    <style:style style:name="T13" style:family="text">
      <style:text-properties fo:font-style="normal" officeooo:rsid="0058c4e0" style:font-style-asian="normal" style:font-style-complex="normal"/>
    </style:style>
    <style:style style:name="T14" style:family="text">
      <style:text-properties fo:font-style="normal" officeooo:rsid="005a63b3" style:font-style-asian="normal" style:font-style-complex="normal"/>
    </style:style>
    <style:style style:name="T15" style:family="text">
      <style:text-properties fo:font-style="normal" officeooo:rsid="005df291" style:font-style-asian="normal" style:font-style-complex="normal"/>
    </style:style>
    <style:style style:name="T16" style:family="text">
      <style:text-properties fo:font-style="normal" officeooo:rsid="005e47e0" style:font-style-asian="normal" style:font-style-complex="normal"/>
    </style:style>
    <style:style style:name="T17" style:family="text">
      <style:text-properties fo:font-style="normal" officeooo:rsid="005ecba7" style:font-style-asian="normal" style:font-style-complex="normal"/>
    </style:style>
    <style:style style:name="T18" style:family="text">
      <style:text-properties fo:font-style="normal" officeooo:rsid="00625bf9" style:font-style-asian="normal" style:font-style-complex="normal"/>
    </style:style>
    <style:style style:name="T19" style:family="text">
      <style:text-properties fo:font-style="normal" officeooo:rsid="006578a8" style:font-style-asian="normal" style:font-style-complex="normal"/>
    </style:style>
    <style:style style:name="T20" style:family="text">
      <style:text-properties fo:font-style="normal" officeooo:rsid="00676717" style:font-style-asian="normal" style:font-style-complex="normal"/>
    </style:style>
    <style:style style:name="T21" style:family="text">
      <style:text-properties fo:font-style="normal" officeooo:rsid="006834f1" style:font-style-asian="normal" style:font-style-complex="normal"/>
    </style:style>
    <style:style style:name="T22" style:family="text">
      <style:text-properties officeooo:rsid="00315d78"/>
    </style:style>
    <style:style style:name="T23" style:family="text">
      <style:text-properties officeooo:rsid="00334779"/>
    </style:style>
    <style:style style:name="T24" style:family="text">
      <style:text-properties officeooo:rsid="003710a5"/>
    </style:style>
    <style:style style:name="T25" style:family="text">
      <style:text-properties officeooo:rsid="00385408"/>
    </style:style>
    <style:style style:name="T26" style:family="text">
      <style:text-properties officeooo:rsid="00395960"/>
    </style:style>
    <style:style style:name="T27" style:family="text">
      <style:text-properties officeooo:rsid="003f759d"/>
    </style:style>
    <style:style style:name="T28" style:family="text">
      <style:text-properties officeooo:rsid="004292f3"/>
    </style:style>
    <style:style style:name="T29" style:family="text">
      <style:text-properties officeooo:rsid="00466304"/>
    </style:style>
    <style:style style:name="T30" style:family="text">
      <style:text-properties officeooo:rsid="0048e137"/>
    </style:style>
    <style:style style:name="T31" style:family="text">
      <style:text-properties officeooo:rsid="0049790e"/>
    </style:style>
    <style:style style:name="T32" style:family="text">
      <style:text-properties officeooo:rsid="006c62ba"/>
    </style:style>
    <style:style style:name="T33" style:family="text">
      <style:text-properties officeooo:rsid="00727156"/>
    </style:style>
    <style:style style:name="T34" style:family="text">
      <style:text-properties fo:font-variant="normal" fo:text-transform="none" fo:color="#111111" style:font-name="Helvetica" fo:font-size="12pt" fo:letter-spacing="normal" fo:font-style="normal" fo:font-weight="normal"/>
    </style:style>
    <style:style style:name="fr1" style:family="graphic" style:parent-style-name="Frame">
      <style:graphic-properties fo:margin-left="0.25in" fo:margin-right="0in" fo:margin-top="0in" fo:margin-bottom="0in" style:wrap="left" style:number-wrapped-paragraphs="no-limit" style:vertical-pos="top" style:vertical-rel="paragraph-content" style:horizontal-pos="righ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itle: Periodic <text:span text:style-name="T31">m</text:span>eal <text:span text:style-name="T31">p</text:span>lann<text:span text:style-name="T31">er application according to the </text:span>Nutritional Requirements.</text:p>
      <text:p text:style-name="P3"/>
      <text:p text:style-name="P3">Problem Statement: People aren’t ab<text:span text:style-name="T1">l</text:span>e to plan and customize their meal plan according to their health condition <text:span text:style-name="T2">and</text:span> nutrition<text:span text:style-name="T2">al</text:span> requirements.</text:p>
      <text:p text:style-name="P4"><text:s/><text:tab/></text:p>
      <text:p text:style-name="P6"/>
      <text:p text:style-name="P12">Application flow:</text:p>
      <text:p text:style-name="P12"/>
      <text:p text:style-name="P12">1. User logs in to the application.</text:p>
      <text:p text:style-name="P12"><text:s text:c="3"/>- if(first_time)</text:p>
      <text:p text:style-name="P5"><text:tab/><text:tab/>→<text:span text:style-name="T22"> fills the form of personal preference and measurements for meal planning.</text:span></text:p>
      <text:p text:style-name="P12"/>
      <text:p text:style-name="P12">2. User can chose <text:span text:style-name="T30">ingredients</text:span> to plan the meal from.</text:p>
      <text:p text:style-name="P12"/>
      <text:p text:style-name="P12">3. Application then plans 3 major meals according to the input given by user in step 1.</text:p>
      <text:p text:style-name="P12"/>
      <text:p text:style-name="P12"><text:tab/>- <text:span text:style-name="T23">Each meal is customizable by the consumer.</text:span></text:p>
      <text:p text:style-name="P12"><text:tab/>- <text:span text:style-name="T23">Nutrition report will be updated accordingly.</text:span></text:p>
      <text:p text:style-name="P13"><text:tab/>- Meal preparation <text:span text:style-name="T30">technique </text:span>for retaining the whole nutrition.</text:p>
      <text:p text:style-name="P15"/>
      <text:p text:style-name="P15">4. User profile consists of:</text:p>
      <text:p text:style-name="P15"/>
      <text:p text:style-name="P14"><text:tab/>- Periodic Nutrition Report.</text:p>
      <text:p text:style-name="P14"><text:tab/>- Predicted health status of near future(warning and precaution).</text:p>
      <text:p text:style-name="P14">//<text:tab/>- Water intake status.</text:p>
      <text:p text:style-name="P5"/>
      <text:p text:style-name="P14">5. <text:span text:style-name="T24">Reactive Meal Plan section(goal-specific)</text:span></text:p>
      <text:p text:style-name="P14"/>
      <text:p text:style-name="P14"><text:tab/>- <text:span text:style-name="T24">user enters or selects a goal</text:span></text:p>
      <text:p text:style-name="P14"><text:tab/>- <text:span text:style-name="T24">app determines the best meal plan.</text:span></text:p>
      <text:p text:style-name="P14"><text:tab/>- <text:span text:style-name="T26">periodic notifying mechanism for goal accomplishment and<text:tab/> motivation.</text:span></text:p>
      <text:p text:style-name="P14"><text:tab/>- <text:span text:style-name="T25">Leader-board of all the goal-specific plan being executed based on accomplishment ratio.</text:span></text:p>
      <text:p text:style-name="P14"><text:tab/></text:p>
      <text:p text:style-name="P14"/>
      <text:p text:style-name="P16">6. Online ordering of ingredients/meal.</text:p>
      <text:p text:style-name="P16"/>
      <text:p text:style-name="P16"><text:tab/>- user can order the ingredients <text:span text:style-name="T27">listed</text:span> on weekly or monthly basis.</text:p>
      <text:p text:style-name="P16"><text:tab/>- user can also order for cooked meal exactly according to the predicted meal plan.</text:p>
      <text:p text:style-name="P16"/>
      <text:p text:style-name="P18">7. <text:span text:style-name="T29">Verified profiles for dietitian and nutritionist.</text:span></text:p>
      <text:p text:style-name="P17"><text:tab/></text:p>
      <text:p text:style-name="P17">- <text:span text:style-name="T28">They can respond to FAQs.</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8"><text:span text:style-name="T4">P</text:span><text:span text:style-name="T3">hase 1: </text:span></text:p>
      <text:p text:style-name="P8"><text:span text:style-name="T3"><text:tab/>1. User account+ User detail [form].( </text:span><text:span text:style-name="T9">FE and BE</text:span><text:span text:style-name="T3">)<text:tab/></text:span></text:p>
      <text:p text:style-name="P8"><text:span text:style-name="T3"><text:tab/>2. </text:span><text:span text:style-name="T21">I</text:span><text:span text:style-name="T3">ngredients listing for foods </text:span><text:span text:style-name="T10">or meal plan</text:span><text:span text:style-name="T3">(data collection,</text:span><text:span text:style-name="T5">FE and BE</text:span><text:span text:style-name="T3">)</text:span></text:p>
      <text:p text:style-name="P9"><text:span text:style-name="T4"><text:tab/></text:span><text:span text:style-name="T3">3. </text:span><text:span text:style-name="T20">P</text:span><text:span text:style-name="T13">ar</text:span><text:span text:style-name="T14">a</text:span><text:span text:style-name="T13">meters for determining </text:span><text:span text:style-name="T12">Nutritional need</text:span><text:span text:style-name="T13">s </text:span><text:span text:style-name="T15">and factors to consider before planning a meal; <text:tab/> <text:s text:c="4"/>religious, allergies, preferences etc. </text:span><text:span text:style-name="T17">(data collection)</text:span></text:p>
      <text:p text:style-name="P9"><text:span text:style-name="T3"><text:tab/>4. General or Goal Specific</text:span><text:span text:style-name="T11">(Weight loss/gain,Immunity Boosting)</text:span><text:span text:style-name="T3"> meal p</text:span><text:span text:style-name="T16">lanning</text:span><text:span text:style-name="T3">.</text:span><text:span text:style-name="T5">(AI,FE,BE)</text:span></text:p>
      <text:p text:style-name="P20"/>
      <text:p text:style-name="P10"><text:span text:style-name="T4">P</text:span><text:span text:style-name="T3">hase 2: </text:span></text:p>
      <text:p text:style-name="P10"><text:span text:style-name="T3"><text:tab/>1. Periodic </text:span><text:span text:style-name="T19">Nutrition </text:span><text:span text:style-name="T3">Report Generation.</text:span><text:span text:style-name="T8">(FE and BE)</text:span></text:p>
      <text:p text:style-name="P10"><text:span text:style-name="T3"><text:tab/>2. User Profile.</text:span><text:span text:style-name="T8">(FE)</text:span></text:p>
      <text:p text:style-name="P22"><text:tab/>3. Make meal customizable and readjust the previous plan/Track plan(AI,FE,BE)</text:p>
      <text:p text:style-name="P22"><text:tab/></text:p>
      <text:p text:style-name="P22">Phase 3:</text:p>
      <text:p text:style-name="P10"><text:span text:style-name="T3"><text:tab/>1. Warning and suggestion based on intake(</text:span><text:span text:style-name="T7">AI, FE</text:span><text:span text:style-name="T3">)</text:span></text:p>
      <text:p text:style-name="P10"><text:span text:style-name="T3"><text:tab/>2. FAQs Section </text:span><text:span text:style-name="T6">(BE and FE)</text:span></text:p>
      <text:p text:style-name="P7"><text:span text:style-name="T4"><text:tab/></text:span><text:span text:style-name="T5">3. Verified Profile for experts </text:span><text:span text:style-name="T6">ie. </text:span><text:span text:style-name="T5">Dietitian and Nutritionist</text:span><text:span text:style-name="T6">(FE)<text:tab/></text:span></text:p>
      <text:p text:style-name="P10"><text:span text:style-name="T3"><text:tab/>4. Online meal or ingredients ordering system</text:span><text:span text:style-name="T6">(FE and BE)</text:span></text:p>
      <text:p text:style-name="P11"><text:span text:style-name="T6"><text:tab/>5. </text:span><text:span text:style-name="T3">Expense report</text:span><text:span text:style-name="T18">(Excepted vs Actual)</text:span></text:p>
      <text:p text:style-name="P21"/>
      <text:p text:style-name="P21"/>
      <text:p text:style-name="P21"/>
      <text:p text:style-name="P21"/>
      <text:p text:style-name="P21"/>
      <text:p text:style-name="P21"/>
      <text:p text:style-name="P31">Nepal ma baira jada khana sakne kura haru rakhne ani yedi khako chha vane tesko nutrition track garera warning haru banaune.</text:p>
      <text:p text:style-name="P31"/>
      <text:p text:style-name="P31">Bar code reader use garera, product ko content nikal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3">TITLE: PERIODIC <text:s/><text:span text:style-name="T32">CUSTOM-</text:span>MEAL <text:s/>PLANNER FOR DIABETES PATIENTS CONSIDERING NUTRITIONAL REQUIREMENT</text:p>
      <text:p text:style-name="P23"/>
      <text:p text:style-name="P24">FEATURES:</text:p>
      <text:p text:style-name="P24">→ Application Plans the meal(breakfast,luncht etc) for specified duration(Monthly,Weekly) chosen.</text:p>
      <text:p text:style-name="P23">→<text:span text:style-name="T32"> User can mark the plan as consumed or left-out, the nutrition report will be generated accordingly.</text:span></text:p>
      <text:p text:style-name="P23">→<text:span text:style-name="T32"> Notifies user in the time of the meal.</text:span></text:p>
      <text:p text:style-name="P23">→<text:span text:style-name="T32"> Meal Preparation method+ step by step guidance(according to requirement).</text:span></text:p>
      <text:p text:style-name="P23">→<text:span text:style-name="T32"> Blood Sugar Level Tracking system.</text:span></text:p>
      <text:p text:style-name="P23">→<text:span text:style-name="T32"> Warns user if he/she needs to look for medication soon.</text:span></text:p>
      <text:p text:style-name="P23"/>
      <text:p text:style-name="P23"><text:span text:style-name="T33">Reference: </text:span>https://www.medicalnewstoday.com/articles/318277#meal-planning</text:p>
      <text:p text:style-name="P23"/>
      <text:p text:style-name="P35">A person with diabetes can enjoy a healthful, varied diet that helps manage their blood sugar levels. Developing this type of diet involves:</text:p>
      <text:list xml:id="list2988925536" text:style-name="L1">
        <text:list-item>
          <text:p text:style-name="P37">balancing carbohydrates, proteins, and fats to meet dietary goals</text:p>
        </text:list-item>
        <text:list-item>
          <text:p text:style-name="P37">measuring portions accurately</text:p>
        </text:list-item>
        <text:list-item>
          <text:p text:style-name="P33">planning ahead</text:p>
        </text:list-item>
      </text:list>
      <text:p text:style-name="Text_20_body">With these ideas in mind, the following steps can help a person put together a healthful 7-day meal plan:</text:p>
      <text:list xml:id="list1869039277" text:style-name="L2">
        <text:list-item>
          <text:p text:style-name="P38">Note daily targets for calories and carbohydrates.</text:p>
        </text:list-item>
        <text:list-item>
          <text:p text:style-name="P38">Determine how many portions of carbohydrates and other food components will meet those targets.</text:p>
        </text:list-item>
        <text:list-item>
          <text:p text:style-name="P38">Divide those portions among a day’s meals and snacks.</text:p>
        </text:list-item>
        <text:list-item>
          <text:p text:style-name="P38">Review the rankings of favorite and familiar foods, and try to incorporate them into meals, considering the information above.</text:p>
        </text:list-item>
        <text:list-item>
          <text:p text:style-name="P38">Use exchange lists and other resources to fill out a daily schedule. We describe exchange lists below.</text:p>
        </text:list-item>
        <text:list-item>
          <text:p text:style-name="P38">Plan meals to maximize ingredient use, such as by having roasted chicken one day and chicken soup the next.</text:p>
        </text:list-item>
        <text:list-item>
          <text:p text:style-name="P38">Repeat the process for each day of the week.</text:p>
        </text:list-item>
        <text:list-item>
          <text:p text:style-name="P34">Monitor blood sugar levels daily and weight regularly to see if the meal plan is producing the desired results.</text:p>
        </text:list-item>
      </text:list>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35">Factors that affect dietary choices for people with diabetes include:</text:p>
      <text:list xml:id="list2255006327" text:style-name="L3">
        <text:list-item>
          <text:p text:style-name="P39">balancing carbohydrate intake with activity levels and the use of <text:a xlink:type="simple" xlink:href="https://www.medicalnewstoday.com/info/diabetes/whatisinsulin.php" text:style-name="Internet_20_link" text:visited-style-name="Visited_20_Internet_20_Link">insulin</text:a> and other medications</text:p>
        </text:list-item>
        <text:list-item>
          <text:p text:style-name="P39">consuming plenty of fiber to help manage blood sugar levels and reduce the risk of high <text:a xlink:type="simple" xlink:href="https://www.medicalnewstoday.com/articles/9152.php" text:style-name="Internet_20_link" text:visited-style-name="Visited_20_Internet_20_Link">cholesterol</text:a>, weight gain, cardiovascular disease, and other health issues</text:p>
        </text:list-item>
        <text:list-item>
          <text:p text:style-name="P39">limiting processed carbohydrates and foods with added sugars — such as candies, cookies, and sodas — which are more likely to cause a sugar spike than whole grains and vegetables, for example</text:p>
        </text:list-item>
        <text:list-item>
          <text:p text:style-name="P39">understanding how dietary choices can impact the complications of diabetes, for example, the fact that salt increases the risk of <text:a xlink:type="simple" xlink:href="https://www.medicalnewstoday.com/articles/159283.php" text:style-name="Internet_20_link" text:visited-style-name="Visited_20_Internet_20_Link">high blood pressure</text:a></text:p>
        </text:list-item>
        <text:list-item>
          <text:p text:style-name="P39">managing weight, as this can help a person manage the development of diabetes and its complications</text:p>
        </text:list-item>
        <text:list-item>
          <text:p text:style-name="P36">taking into account individual treatment plans, which will contain recommendations from a doctor or dietitian</text:p>
        </text:list-item>
      </text:list>
      <text:p text:style-name="P32"/>
      <text:p text:style-name="P32"/>
      <text:p text:style-name="P32">The ideal diabetes meal plan will offer menus for three meals a day, plus snacks. The two 7-day meal plans below, based on 1,200 and 1,600 calories per day, provide a maximum of 3 servings of healthful, high-fiber carbohydrate choices at each meal or snack.</text:p>
      <text:h text:style-name="P25" text:outline-level="2"><text:bookmark text:name="1-200-calorie-plan"/>1,200 calorie plan</text:h>
      <text:h text:style-name="Heading_20_3" text:outline-level="3">Monday</text:h>
      <text:p text:style-name="Text_20_body"><text:span text:style-name="Strong_20_Emphasis">Breakfast</text:span>: One poached egg and half a small avocado spread on one slice of Ezekiel bread, one orange. <text:span text:style-name="Emphasis">Total carbs: Approximately 39</text:span></text:p>
      <text:p text:style-name="Text_20_body"><text:span text:style-name="Strong_20_Emphasis">Lunch</text:span>: Mexican bowl: two-thirds of a cup low-sodium canned pinto beans, 1 cup chopped spinach, a quarter cup chopped tomatoes, a quarter cup bell peppers, 1 ounce (oz) cheese, 1 tablespoon (tbsp) salsa as sauce. <text:span text:style-name="Emphasis">Total carbs: Approximately 30</text:span>.</text:p>
      <text:p text:style-name="Text_20_body"><text:span text:style-name="Strong_20_Emphasis">Snack</text:span>: 20 1-gram baby carrots with 2 tbsp hummus. <text:span text:style-name="Emphasis">Total carbs: Approximately 21.</text:span></text:p>
      <text:p text:style-name="Text_20_body"><text:span text:style-name="Strong_20_Emphasis">Dinner</text:span>: 1 cup cooked lentil penne pasta, 1.5 cups veggie tomato sauce (cook garlic, mushrooms, greens, zucchini, and eggplant into it), 2 oz ground lean <text:a xlink:type="simple" xlink:href="https://www.medicalnewstoday.com/articles/285736.php" text:style-name="Internet_20_link" text:visited-style-name="Visited_20_Internet_20_Link">turkey</text:a>. <text:span text:style-name="Emphasis">Total carbs: Approximately 35</text:span>.</text:p>
      <text:p text:style-name="Text_20_body"><text:span text:style-name="Emphasis">Total carbs for the day: 125.</text:span></text:p>
      <text:h text:style-name="Heading_20_3" text:outline-level="3">Tuesday</text:h>
      <text:p text:style-name="Text_20_body"><text:span text:style-name="Strong_20_Emphasis">Breakfast</text:span>: 1 cup (100g) cooked oatmeal, three-quarters of a cup <text:a xlink:type="simple" xlink:href="https://www.medicalnewstoday.com/articles/287710.php" text:style-name="Internet_20_link" text:visited-style-name="Visited_20_Internet_20_Link">blueberries</text:a>, 1 oz almonds, 1 teaspoon (tsp) chia seeds. <text:span text:style-name="Emphasis">Total carbs: Approximately 34</text:span></text:p>
      <text:p text:style-name="Text_20_body"><text:soft-page-break/><text:span text:style-name="Strong_20_Emphasis">Lunch</text:span>: Salad: 2 cups fresh spinach, 2 oz grilled chicken breast, half a cup chickpeas, half a small avocado, a half cup sliced strawberries, one quarter cup shredded carrots, 2 tbsp dressing. <text:span text:style-name="Emphasis">Total carbs: Approximately 52</text:span>.</text:p>
      <text:p text:style-name="Text_20_body"><text:span text:style-name="Strong_20_Emphasis">Snack</text:span>: One small peach diced into one-third cup 2% cottage cheese. <text:span text:style-name="Emphasis">Total carbs: Approximately 16.</text:span></text:p>
      <text:p text:style-name="Text_20_body"><text:span text:style-name="Strong_20_Emphasis">Dinner</text:span>: Mediterranean couscous: two-thirds cup whole wheat cooked couscous, half a cup sautéed eggplant, four sundried tomatoes, five jumbo olives chopped, half a diced cucumber, 1 tbsp balsamic vinegar, fresh basil. <text:span text:style-name="Emphasis">Total carbs: Approximately 38.</text:span></text:p>
      <text:p text:style-name="Text_20_body"><text:span text:style-name="Emphasis">Total carbs for the day: Approximately 140.</text:span></text:p>
      <text:h text:style-name="Heading_20_3" text:outline-level="3">Wednesday</text:h>
      <text:p text:style-name="Text_20_body"><text:span text:style-name="Strong_20_Emphasis">Breakfast</text:span>: Two-egg veggie omelet (spinach, mushrooms, bell pepper, avocado) with a half cup black beans, three-quarters cup blueberries. <text:span text:style-name="Emphasis">Total carbs:</text:span> <text:span text:style-name="Emphasis">Approximately 34.</text:span></text:p>
      <text:p text:style-name="Text_20_body"><text:span text:style-name="Strong_20_Emphasis">Lunch</text:span>: Sandwich: two regular slices high-fiber whole grain bread, 1 tbsp plain, no-fat Greek yogurt and 1 tbsp mustard, 2 oz canned tuna in water mixed with a quarter cup of shredded carrots, 1 tbsp dill relish, 1 cup sliced tomato, half a medium apple. <text:span text:style-name="Emphasis">Total carbs: Approximately 40</text:span>.</text:p>
      <text:p text:style-name="Text_20_body"><text:span text:style-name="Strong_20_Emphasis">Snack</text:span>: 1 cup unsweetened kefir. <text:span text:style-name="Emphasis">Total carbs: Approximately 12</text:span>.</text:p>
      <text:p text:style-name="Text_20_body"><text:span text:style-name="Strong_20_Emphasis">Dinner</text:span>: Half a cup (50g) succotash, 1 tsp butter, 2 oz pork tenderloin, 1 cup cooked asparagus, half a cup fresh pineapple. Total carbs: <text:span text:style-name="Emphasis">Approximately 34</text:span>.</text:p>
      <text:p text:style-name="Text_20_body"><text:span text:style-name="Emphasis">Total carbs for the day: Approximately 120.</text:span></text:p>
      <text:h text:style-name="Heading_20_3" text:outline-level="3">Thursday</text:h>
      <text:p text:style-name="Text_20_body"><text:span text:style-name="Strong_20_Emphasis">Breakfast</text:span>: Sweet potato toast: two slices (100 g) toasted sweet potato, topped with 1 oz goat cheese, spinach, and 1 tsp sprinkled flaxseed. <text:span text:style-name="Emphasis">Total carbs: Approximately 44</text:span>.</text:p>
      <text:p text:style-name="Text_20_body"><text:span text:style-name="Strong_20_Emphasis">Lunch</text:span>: 2 oz roast chicken, 1 cup raw cauliflower, 1 tbsp low-fat French dressing, 1 cup fresh strawberries. <text:span text:style-name="Emphasis">Total carbs: Approximately 23</text:span>.</text:p>
      <text:p text:style-name="Text_20_body"><text:span text:style-name="Strong_20_Emphasis">Snack</text:span>: 1 cup low-fat plain Greek yogurt mixed with half a small <text:a xlink:type="simple" xlink:href="https://www.medicalnewstoday.com/articles/271157.php" text:style-name="Internet_20_link" text:visited-style-name="Visited_20_Internet_20_Link">banana</text:a>. <text:span text:style-name="Emphasis">Total carbs: Approximately 15</text:span>.</text:p>
      <text:p text:style-name="Text_20_body"><text:span text:style-name="Strong_20_Emphasis">Dinner</text:span>: A two-thirds cup of <text:a xlink:type="simple" xlink:href="https://www.medicalnewstoday.com/articles/274745.php" text:style-name="Internet_20_link" text:visited-style-name="Visited_20_Internet_20_Link">quinoa</text:a>, 8 oz silken tofu, 1 cup cooked bok choy, 1 cup steamed broccoli, 2 tsp olive oil, one kiwi. <text:span text:style-name="Emphasis">Total carbs: Approximately 44.</text:span></text:p>
      <text:p text:style-name="Text_20_body"><text:span text:style-name="Emphasis">Total carbs for the day: Approximately 126.</text:span></text:p>
      <text:h text:style-name="Heading_20_3" text:outline-level="3">Friday</text:h>
      <text:p text:style-name="Text_20_body"><text:span text:style-name="Strong_20_Emphasis">Breakfast</text:span>: A one-third cup of Grape-Nuts (or similar high-fiber cereal), half a cup blueberries, 1 cup unsweetened almond milk. <text:span text:style-name="Emphasis">Total carbs: Approximately 41.</text:span></text:p>
      <text:p text:style-name="Text_20_body"><text:span text:style-name="Strong_20_Emphasis">Lunch</text:span>: Salad: 2 cups spinach, a quarter cup tomatoes, 1 oz cheddar cheese, one boiled chopped egg, 2 tbsp yogurt dressing, a quarter cup grapes, 1 tsp <text:a xlink:type="simple" xlink:href="https://www.medicalnewstoday.com/articles/279610.php" text:style-name="Internet_20_link" text:visited-style-name="Visited_20_Internet_20_Link">pumpkin</text:a> seeds, 2 oz roasted chickpeas. <text:span text:style-name="Emphasis">Total carbs: Approximately 47.</text:span></text:p>
      <text:p text:style-name="Text_20_body"><text:span text:style-name="Strong_20_Emphasis">Snack</text:span>: 1 cup celery with 1 tbsp peanut butter. <text:span text:style-name="Emphasis">Total carbs: Approximately 6.</text:span></text:p>
      <text:p text:style-name="Text_20_body"><text:soft-page-break/><text:span text:style-name="Strong_20_Emphasis">Dinner</text:span>: 2 oz salmon filet, one medium baked potato, 1 tsp butter, 1.5 cups steamed asparagus. <text:span text:style-name="Emphasis">Total carbs: Approximately 39</text:span>.</text:p>
      <text:p text:style-name="Text_20_body"><text:span text:style-name="Emphasis">Total carbs for the day: Approximately 133.</text:span></text:p>
      <text:h text:style-name="Heading_20_3" text:outline-level="3">Saturday</text:h>
      <text:p text:style-name="Text_20_body"><text:span text:style-name="Strong_20_Emphasis">Breakfast</text:span>: 1 cup low-fat plain Greek yogurt sweetened with half a banana mashed, 1 cup strawberries, 1 tbsp chia seeds. <text:span text:style-name="Emphasis">Total carbs: Approximately 32</text:span>.</text:p>
      <text:p text:style-name="Text_20_body"><text:span text:style-name="Strong_20_Emphasis">Lunch</text:span>: Tacos: two corn tortillas, a one-third cup cooked black beans, 1 oz low-fat cheese, 2 tbsp avocado, 1 cup coleslaw, salsa as dressing. <text:span text:style-name="Emphasis">Total carbs: Approximately 70.</text:span></text:p>
      <text:p text:style-name="Text_20_body"><text:span text:style-name="Strong_20_Emphasis">Snack</text:span>: One cherry tomato and 10 baby carrots with 2 tbsp hummus. <text:span text:style-name="Emphasis">Total carbs: Approximately 14.</text:span></text:p>
      <text:p text:style-name="Text_20_body"><text:span text:style-name="Strong_20_Emphasis">Dinner</text:span>: Half medium baked potato with skin, 2 oz broiled beef, 1 tsp butter, 1.5 cups steamed broccoli with 1 tsp nutritional yeast sprinkled on top, three-quarters cup whole strawberries. <text:span text:style-name="Emphasis">Total carbs: Approximately 41.</text:span></text:p>
      <text:p text:style-name="Text_20_body"><text:span text:style-name="Emphasis">Total carbs for the day: Approximately 157.</text:span></text:p>
      <text:h text:style-name="Heading_20_3" text:outline-level="3">Sunday</text:h>
      <text:p text:style-name="Text_20_body"><text:span text:style-name="Strong_20_Emphasis">Breakfast</text:span>: Chocolate peanut oatmeal: 1 cup cooked oatmeal, 1 scoop chocolate vegan or whey protein powder, 1 tbsp peanut butter, 1 tbsp chia seeds. <text:span text:style-name="Emphasis">Total carbs: Approximately 21.</text:span></text:p>
      <text:p text:style-name="Text_20_body"><text:span text:style-name="Strong_20_Emphasis">Lunch</text:span>: One small whole wheat pita pocket, half a cup cucumber, half a cup tomatoes, half a cup lentils, half a cup leafy greens, 2 tbsp salad dressing. <text:span text:style-name="Emphasis">Total carbs: Approximately 30</text:span>.</text:p>
      <text:p text:style-name="Text_20_body"><text:span text:style-name="Strong_20_Emphasis">Snack</text:span>: 1 oz almonds, one small grapefruit. <text:span text:style-name="Emphasis">Total carbs: Approximately 26.</text:span></text:p>
      <text:p text:style-name="Text_20_body"><text:span text:style-name="Strong_20_Emphasis">Dinner</text:span>: 2 oz boiled shrimp, 1 cup green peas, 1 tsp butter, half a cup cooked beets, 1 cup sauteed Swiss chard, 1 tsp balsamic vinegar. <text:span text:style-name="Emphasis">Total carbs: Approximately 39.</text:span></text:p>
      <text:p text:style-name="Text_20_body"><text:span text:style-name="Emphasis">Total carbs for the day: Approximately 116.</text:span></text:p>
      <text:section text:style-name="Sect1" text:name="hl-incontent-video-ad">
        <text:p text:style-name="Text_20_body"/>
      </text:section>
      <text:h text:style-name="Heading_20_2" text:outline-level="2"><text:bookmark text:name="1-600-calorie-plan"/>1,600 calorie plan</text:h>
      <text:h text:style-name="Heading_20_3" text:outline-level="3">Monday</text:h>
      <text:p text:style-name="Text_20_body"><text:span text:style-name="Strong_20_Emphasis">Breakfast</text:span>: One poached egg and half a small avocado spread on one slice of Ezekiel bread, one orange. <text:span text:style-name="Emphasis">Total carbs: Approximately 39</text:span>.</text:p>
      <text:p text:style-name="Text_20_body"><text:span text:style-name="Strong_20_Emphasis">Lunch</text:span>: Mexican bowl: a one-third cup brown rice, two-thirds cup home-made baked beans, 1 cup chopped spinach, a quarter cup chopped tomatoes, a quarter cup bell peppers, 1.5 oz cheese, 1 tbsp salsa as sauce. <text:span text:style-name="Emphasis">Total carbs: Approximately 43</text:span>.</text:p>
      <text:p text:style-name="Text_20_body"><text:span text:style-name="Strong_20_Emphasis">Snack</text:span>: 20 10-gram baby carrots with 2 tbsp hummus. <text:span text:style-name="Emphasis">Total carbs: Approximately 21.</text:span></text:p>
      <text:p text:style-name="Text_20_body"><text:span text:style-name="Strong_20_Emphasis">Dinner</text:span>: 1 cup cooked lentil penne pasta, 1.5 cups veggie tomato sauce (cook garlic, mushrooms, greens, zucchini, and eggplant into it), 2 oz ground lean turkey. <text:span text:style-name="Emphasis">Total carbs: Approximately 35</text:span>.</text:p>
      <text:p text:style-name="Text_20_body"><text:span text:style-name="Strong_20_Emphasis">Snack</text:span>: 1 cup cucumber, 2 tsp tahini. <text:span text:style-name="Emphasis">Total carbs: Approximately 3.</text:span></text:p>
      <text:p text:style-name="Text_20_body"><text:soft-page-break/><text:span text:style-name="Emphasis">Total carbs for the day: Approximately 141.</text:span></text:p>
      <text:h text:style-name="Heading_20_3" text:outline-level="3">Tuesday</text:h>
      <text:p text:style-name="Text_20_body"><text:span text:style-name="Strong_20_Emphasis">Breakfast</text:span>: 1 cup (100 g) cooked oatmeal, three-quarters cup blueberries, 1 oz almonds, 2 tsp chia seeds. <text:span text:style-name="Emphasis">Total carbs: Approximately 39.</text:span></text:p>
      <text:p text:style-name="Text_20_body"><text:span text:style-name="Strong_20_Emphasis">Lunch</text:span>: Salad: 2 cups fresh spinach, 3 oz grilled chicken breast, half a cup chickpeas, half a small avocado, half a cup sliced strawberries, a quarter cup shredded carrots, 2 tbsp low-fat French dressing. <text:span text:style-name="Emphasis">Total carbs: Approximately 49.</text:span></text:p>
      <text:p text:style-name="Text_20_body"><text:span text:style-name="Strong_20_Emphasis">Snack</text:span>: One small peach diced into one third of a cup 2% fat cottage cheese. <text:span text:style-name="Emphasis">Total carbs: Approximately 16</text:span>.</text:p>
      <text:p text:style-name="Text_20_body"><text:span text:style-name="Strong_20_Emphasis">Dinner</text:span>: Mediterranean couscous: two-thirds cup cooked whole wheat couscous, half a cup sauteed eggplant, four sundried tomatoes, five jumbo olives chopped, half a diced cucumber, 1 tbsp balsamic vinegar, fresh basil. <text:span text:style-name="Emphasis">Total carbs: Approximately 38</text:span>.</text:p>
      <text:p text:style-name="Text_20_body"><text:span text:style-name="Strong_20_Emphasis">Snack</text:span>: One apple with 2 tsp almond butter. <text:span text:style-name="Emphasis">Total carbs: Approximately 16.</text:span></text:p>
      <text:p text:style-name="Text_20_body"><text:span text:style-name="Emphasis">Total carbs for the day: 158.</text:span></text:p>
      <text:h text:style-name="Heading_20_3" text:outline-level="3">Wednesday</text:h>
      <text:p text:style-name="Text_20_body"><text:span text:style-name="Strong_20_Emphasis">Breakfast</text:span>: Omelet: two-egg veggie omelet (spinach, mushrooms, bell pepper, avocado) with half a cup black beans, 1 cup blueberries. <text:span text:style-name="Emphasis">Total carbs: Approximately 43.</text:span></text:p>
      <text:p text:style-name="Text_20_body"><text:span text:style-name="Strong_20_Emphasis">Lunch</text:span>: Sandwich: two regular slices high-fiber whole grain bread, 1 tbsp Greek plain, no-fat yogurt and 1 tbsp mustard, 3 oz canned tuna in water mixed with a quarter cup of shredded carrots, 1 tbsp dill relish, 1 cup sliced tomato, half a medium apple. <text:span text:style-name="Emphasis">Total carbs: Approximately 43</text:span>.</text:p>
      <text:p text:style-name="Text_20_body"><text:span text:style-name="Strong_20_Emphasis">Snack</text:span>: 1 cup unsweetened kefir. <text:span text:style-name="Emphasis">Total carbs: Approximately 16.</text:span></text:p>
      <text:p text:style-name="Text_20_body"><text:span text:style-name="Strong_20_Emphasis">Dinner</text:span>: half a cup (50 g) succotash, 1.5 oz cornbread, 1 tsp butter, 3 oz pork tenderloin, 1 cup cooked asparagus, half a cup fresh pineapple. <text:span text:style-name="Emphasis">Total carbs: Approximately 47.</text:span></text:p>
      <text:p text:style-name="Text_20_body"><text:span text:style-name="Strong_20_Emphasis">Snack</text:span>: 20 peanuts, 1 cup carrots. <text:span text:style-name="Emphasis">Total carbs: Approximately 15</text:span>.</text:p>
      <text:p text:style-name="Text_20_body"><text:span text:style-name="Emphasis">Total carbs for the day: 164.</text:span></text:p>
      <text:h text:style-name="Heading_20_3" text:outline-level="3">Thursday</text:h>
      <text:p text:style-name="Text_20_body"><text:span text:style-name="Strong_20_Emphasis">Breakfast</text:span>: Sweet potato toast: two slices (100 g) toasted sweet potato, topped with 1 oz goat cheese, spinach, and 1 tsp sprinkled flaxseed. <text:span text:style-name="Emphasis">Total carbs: Approximately 44.</text:span></text:p>
      <text:p text:style-name="Text_20_body"><text:span text:style-name="Strong_20_Emphasis">Lunch</text:span>: 3 oz roast chicken, 1.5 cups raw cauliflower, 1 tbsp salad dressing, 1 cup fresh strawberries. <text:span text:style-name="Emphasis">Total carbs: Approximately 23</text:span>.</text:p>
      <text:p text:style-name="Text_20_body"><text:span text:style-name="Strong_20_Emphasis">Snack</text:span>: 1 cup low-fat plain Greek yogurt mixed with half a small banana. <text:span text:style-name="Emphasis">Total carbs: Approximately 15</text:span>.</text:p>
      <text:p text:style-name="Text_20_body"><text:span text:style-name="Strong_20_Emphasis">Dinner</text:span>: Two-thirds cup quinoa, 8 oz silken tofu, 1 cup cooked bok choy, 1 cup steamed broccoli, 2 tsp olive oil, one kiwi. <text:span text:style-name="Emphasis">Total carbs: Approximately 44.</text:span></text:p>
      <text:p text:style-name="Text_20_body"><text:span text:style-name="Strong_20_Emphasis">Snack</text:span>: 1 cup celery, 1.5 tsp peanut butter. <text:span text:style-name="Emphasis">Total carbs: Approximately 6.</text:span></text:p>
      <text:p text:style-name="Text_20_body"><text:soft-page-break/><text:span text:style-name="Emphasis">Total carbs for the day: Approximately 132.</text:span></text:p>
      <text:h text:style-name="Heading_20_3" text:outline-level="3">Friday</text:h>
      <text:p text:style-name="Text_20_body"><text:span text:style-name="Strong_20_Emphasis">Breakfast</text:span>: One-third of a cup Grape-Nuts (or similar high-fiber cereal), half a cup blueberries, 1 cup unsweetened almond milk. <text:span text:style-name="Emphasis">Total carbs: Approximately 41.</text:span></text:p>
      <text:p text:style-name="Text_20_body"><text:span text:style-name="Strong_20_Emphasis">Lunch</text:span>: Salad: 2 cups spinach, a quarter cup tomatoes, 1 oz cheddar cheese, 1 boiled chopped egg, 2 tbsp yogurt dressing, a quarter cup grapes, 1 tsp pumpkin seeds, 2 oz roasted chickpeas. <text:span text:style-name="Emphasis">Total carbs: Approximately 47.</text:span></text:p>
      <text:p text:style-name="Text_20_body"><text:span text:style-name="Strong_20_Emphasis">Snack</text:span>: 1 cup celery with 1 tbsp peanut butter. <text:span text:style-name="Emphasis">Total carbs: Approximately 6.</text:span></text:p>
      <text:p text:style-name="Text_20_body"><text:span text:style-name="Strong_20_Emphasis">Dinner</text:span>: 3 oz salmon filet, one medium baked potato, 1 tsp butter, 1.5 cups steamed asparagus. <text:span text:style-name="Emphasis">Total carbs: Approximately 39</text:span>.</text:p>
      <text:p text:style-name="Text_20_body"><text:span text:style-name="Strong_20_Emphasis">Snack</text:span>: A half cup vegetable juice, 10 stuffed green olives. <text:span text:style-name="Emphasis">Total carbs: Approximately 24.</text:span></text:p>
      <text:p text:style-name="Text_20_body"><text:span text:style-name="Emphasis">Total carbs for the day: Approximately 157.</text:span></text:p>
      <text:h text:style-name="Heading_20_3" text:outline-level="3">Saturday</text:h>
      <text:p text:style-name="Text_20_body"><text:span text:style-name="Strong_20_Emphasis">Breakfast</text:span>: 1 cup low-fat plain Greek yogurt sweetened with half a banana mashed, 1 cup strawberries, 1 tbsp chia seeds. <text:span text:style-name="Emphasis">Total carbs: Approximately 32.</text:span></text:p>
      <text:p text:style-name="Text_20_body"><text:span text:style-name="Strong_20_Emphasis">Lunch</text:span>: Tacos: two corn tortillas, one-third cup cooked black beans, 1 oz low-fat cheese, 4 tbsp avocado, 1 cup coleslaw, salsa as dressing. <text:span text:style-name="Emphasis">Total carbs: Approximately 76.</text:span></text:p>
      <text:p text:style-name="Text_20_body"><text:span text:style-name="Strong_20_Emphasis">Snack</text:span>: One cherry tomato and 10 baby carrots with 2 tbsp hummus. <text:span text:style-name="Emphasis">Total carbs: Approximately 14.</text:span></text:p>
      <text:p text:style-name="Text_20_body"><text:span text:style-name="Strong_20_Emphasis">Dinner</text:span>: Half a medium baked potato with skin, 2 oz broiled beef, 1 tsp butter, 1.5 cups steamed broccoli with 1 tsp nutritional yeast sprinkled on top, three-quarters cup whole strawberries. <text:span text:style-name="Emphasis">Total carbs: Approximately 48.</text:span></text:p>
      <text:p text:style-name="Text_20_body"><text:span text:style-name="Strong_20_Emphasis">Snack</text:span>: Half a small avocado drizzled with hot sauce. <text:span text:style-name="Emphasis">Total carbs: Approximately 9.</text:span></text:p>
      <text:p text:style-name="Text_20_body"><text:span text:style-name="Emphasis">Total carbs for the day: Approximately 179.</text:span></text:p>
      <text:h text:style-name="Heading_20_3" text:outline-level="3">Sunday</text:h>
      <text:p text:style-name="Text_20_body"><text:span text:style-name="Strong_20_Emphasis">Breakfast</text:span>: Chocolate peanut oatmeal: 1 cup cooked oatmeal, 1 scoop chocolate vegan or whey protein powder, 1.5 tbsp peanut butter, 1 tbsp chia seeds. <text:span text:style-name="Emphasis">Total carbs: Approximately 21</text:span>.</text:p>
      <text:p text:style-name="Text_20_body"><text:span text:style-name="Strong_20_Emphasis">Lunch</text:span>: One small whole wheat pita pocket, half a cup cucumbers, half a cup tomatoes, half a cup cooked lentils, half a cup leafy greens, 3 tbsp salad dressing. <text:span text:style-name="Emphasis">Total carbs: Approximately 30</text:span>.</text:p>
      <text:p text:style-name="Text_20_body"><text:span text:style-name="Strong_20_Emphasis">Snack</text:span>: 1 oz pumpkin seeds, one medium apple. <text:span text:style-name="Emphasis">Total carbs: Approximately 26.</text:span></text:p>
      <text:p text:style-name="Text_20_body"><text:span text:style-name="Strong_20_Emphasis">Dinner</text:span>: 3 oz boiled shrimp, 1 cup green peas, 1 tsp butter, half a cup cooked beets, 1 cup sauteed Swiss chard, 1 tsp balsamic vinegar. <text:span text:style-name="Emphasis">Total carbs: Approximately 39.</text:span></text:p>
      <text:p text:style-name="Text_20_body"><text:span text:style-name="Strong_20_Emphasis">Snack</text:span>: 16 pistachios, 1 cup jicama. <text:span text:style-name="Emphasis">Total carbs: Approximately 15.</text:span></text:p>
      <text:p text:style-name="Text_20_body"><text:span text:style-name="Emphasis">Total carbs for the day: Approximately 131.</text:span></text:p>
      <text:p text:style-name="P23"/>
      <text:p text:style-name="P23"/>
      <text:h text:style-name="P26" text:outline-level="3"><text:soft-page-break/></text:h>
      <text:h text:style-name="P27" text:outline-level="3">reference: https://www.mayoclinic.org/diseases-conditions/diabetes/in-depth/diabetes-diet/art-20044295</text:h>
      <text:h text:style-name="P26" text:outline-level="3">Recommended foods</text:h>
      <text:p text:style-name="P45"><draw:frame draw:style-name="fr1" draw:name="Frame1" text:anchor-type="paragraph" svg:width="2.3126in" draw:z-index="0"><draw:text-box fo:min-height="0.0161in"><text:p text:style-name="Text_20_body"/></draw:text-box></draw:frame>Make your calories count with these nutritious foods. Choose healthy carbohydrates, fiber-rich foods, fish and "good" fats.</text:p>
      <text:h text:style-name="P29" text:outline-level="4">Healthy carbohydrates</text:h>
      <text:p text:style-name="P45">During digestion, sugars (simple carbohydrates) and starches (complex carbohydrates) break down into blood glucose. Focus on healthy carbohydrates, such as:</text:p>
      <text:section text:style-name="Sect1" text:name="ad-mobile-top-container">
        <text:p text:style-name="P44"/>
      </text:section>
      <text:list xml:id="list4282269615" text:style-name="L4">
        <text:list-item>
          <text:p text:style-name="P46">Fruits</text:p>
        </text:list-item>
        <text:list-item>
          <text:p text:style-name="P40">Vegetables</text:p>
        </text:list-item>
        <text:list-item>
          <text:p text:style-name="P40">Whole grains</text:p>
        </text:list-item>
        <text:list-item>
          <text:p text:style-name="P40">Legumes, such as beans and peas</text:p>
        </text:list-item>
        <text:list-item>
          <text:p text:style-name="P40">Low-fat dairy products, such as milk and cheese</text:p>
        </text:list-item>
      </text:list>
      <text:p text:style-name="P45">Avoid less healthy carbohydrates, such as foods or drinks with added fats, sugars and sodium.</text:p>
      <text:h text:style-name="P29" text:outline-level="4">Fiber-rich foods</text:h>
      <text:p text:style-name="P45">Dietary fiber includes all parts of plant foods that your body can't digest or absorb. Fiber moderates how your body digests and helps control blood sugar levels. Foods high in fiber include:</text:p>
      <text:list xml:id="list3422395194" text:style-name="L5">
        <text:list-item>
          <text:p text:style-name="P47">Vegetables</text:p>
        </text:list-item>
        <text:list-item>
          <text:p text:style-name="P41">Fruits</text:p>
        </text:list-item>
        <text:list-item>
          <text:p text:style-name="P41">Nuts</text:p>
        </text:list-item>
        <text:list-item>
          <text:p text:style-name="P41">Legumes, such as beans and peas</text:p>
        </text:list-item>
        <text:list-item>
          <text:p text:style-name="P41">Whole grains</text:p>
        </text:list-item>
      </text:list>
      <text:h text:style-name="P29" text:outline-level="4">Heart-healthy fish</text:h>
      <text:p text:style-name="P45">Eat heart-healthy fish at least twice a week. Fish such as salmon, mackerel, tuna and sardines are rich in omega-3 fatty acids, which may prevent heart disease.</text:p>
      <text:p text:style-name="P45">Avoid fried fish and fish with high levels of mercury, such as king mackerel.</text:p>
      <text:h text:style-name="P29" text:outline-level="4">'Good' fats</text:h>
      <text:p text:style-name="P45">Foods containing monounsaturated and polyunsaturated fats can help lower your cholesterol levels. These include:</text:p>
      <text:list xml:id="list2706620883" text:style-name="L6">
        <text:list-item>
          <text:p text:style-name="P48">Avocados</text:p>
        </text:list-item>
        <text:list-item>
          <text:p text:style-name="P42">Nuts</text:p>
        </text:list-item>
        <text:list-item>
          <text:p text:style-name="P42"><text:soft-page-break/>Canola, olive and peanut oils</text:p>
        </text:list-item>
      </text:list>
      <text:p text:style-name="P45">But don't overdo it, as all fats are high in calories.</text:p>
      <text:h text:style-name="P28" text:outline-level="3">Foods to avoid</text:h>
      <text:p text:style-name="P45"><draw:frame draw:style-name="fr1" draw:name="Frame2" text:anchor-type="paragraph" svg:width="2.3126in" draw:z-index="1"><draw:text-box fo:min-height="0.0161in"><text:p text:style-name="Text_20_body"/></draw:text-box></draw:frame>Diabetes increases your risk of heart disease and stroke by accelerating the development of clogged and hardened arteries. Foods containing the following can work against your goal of a heart-healthy diet.</text:p>
      <text:list xml:id="list2419410696" text:style-name="L7">
        <text:list-item>
          <text:p text:style-name="P49"><text:span text:style-name="Strong_20_Emphasis"><text:span text:style-name="T34">Saturated fats.</text:span></text:span><text:span text:style-name="T34"> Avoid high-fat dairy products and animal proteins such as butter, beef, hot dogs, sausage and bacon. Also limit coconut and palm kernel oils.</text:span></text:p>
        </text:list-item>
        <text:list-item>
          <text:p text:style-name="P43"><text:span text:style-name="Strong_20_Emphasis"><text:span text:style-name="T34">Trans fats.</text:span></text:span><text:span text:style-name="T34"> Avoid trans fats found in processed snacks, baked goods, shortening and stick margarines.</text:span></text:p>
        </text:list-item>
        <text:list-item>
          <text:p text:style-name="P43"><text:span text:style-name="Strong_20_Emphasis"><text:span text:style-name="T34">Cholesterol.</text:span></text:span><text:span text:style-name="T34"> Cholesterol sources include high-fat dairy products and high-fat animal proteins, egg yolks, liver, and other organ meats. Aim for no more than 200 milligrams (mg) of cholesterol a day.</text:span></text:p>
        </text:list-item>
        <text:list-item>
          <text:p text:style-name="P43"><text:span text:style-name="Strong_20_Emphasis"><text:span text:style-name="T34">Sodium.</text:span></text:span><text:span text:style-name="T34"> Aim for less than 2,300 mg of sodium a day. Your doctor may suggest you aim for even less if you have high blood pressure.</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Proxima Nova" svg:font-family="'Proxima Nova', apple-system, system-ui, system-ui, 'Helvetica Neue', Helvetica, 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14:13:31.124738590</meta:creation-date>
    <dc:date>2021-03-11T21:43:23.181661264</dc:date>
    <meta:editing-duration>P3DT14H57M48S</meta:editing-duration>
    <meta:editing-cycles>85</meta:editing-cycles>
    <meta:generator>LibreOffice/6.0.7.3$Linux_X86_64 LibreOffice_project/00m0$Build-3</meta:generator>
    <meta:document-statistic meta:table-count="0" meta:image-count="0" meta:object-count="0" meta:page-count="10" meta:paragraph-count="202" meta:word-count="2765" meta:character-count="17334" meta:non-whitespace-character-count="14753"/>
  </office:meta>
</office:document-meta>
</file>